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a66" officeooo:paragraph-rsid="000dda66"/>
    </style:style>
    <style:style style:name="P2" style:family="paragraph" style:parent-style-name="Preformatted_20_Text">
      <style:text-properties officeooo:rsid="000f256e" officeooo:paragraph-rsid="000f256e"/>
    </style:style>
    <style:style style:name="P3" style:family="paragraph" style:parent-style-name="Preformatted_20_Text">
      <style:text-properties officeooo:rsid="000f256e" officeooo:paragraph-rsid="00109caf"/>
    </style:style>
    <style:style style:name="P4" style:family="paragraph" style:parent-style-name="Preformatted_20_Text">
      <style:text-properties officeooo:rsid="000f256e" officeooo:paragraph-rsid="0010af34"/>
    </style:style>
    <style:style style:name="P5" style:family="paragraph" style:parent-style-name="Preformatted_20_Text">
      <style:text-properties officeooo:paragraph-rsid="00109caf"/>
    </style:style>
    <style:style style:name="P6" style:family="paragraph" style:parent-style-name="Preformatted_20_Text">
      <style:text-properties officeooo:rsid="0010af34" officeooo:paragraph-rsid="0010af34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f256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0f256e" officeooo:paragraph-rsid="000f256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109caf" officeooo:paragraph-rsid="00109caf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109caf" officeooo:paragraph-rsid="0010af34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09caf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0af34"/>
    </style:style>
    <style:style style:name="P14" style:family="paragraph" style:parent-style-name="Standard">
      <style:text-properties officeooo:rsid="000dda66" officeooo:paragraph-rsid="000dda66"/>
    </style:style>
    <style:style style:name="P15" style:family="paragraph" style:parent-style-name="Standard">
      <style:text-properties officeooo:rsid="000f256e" officeooo:paragraph-rsid="000f256e"/>
    </style:style>
    <style:style style:name="P16" style:family="paragraph" style:parent-style-name="Standard">
      <style:text-properties officeooo:rsid="000f256e" officeooo:paragraph-rsid="00109caf"/>
    </style:style>
    <style:style style:name="P17" style:family="paragraph" style:parent-style-name="Standard">
      <style:text-properties officeooo:rsid="00109caf" officeooo:paragraph-rsid="00109caf"/>
    </style:style>
    <style:style style:name="P18" style:family="paragraph" style:parent-style-name="Standard">
      <style:text-properties officeooo:rsid="0010af34" officeooo:paragraph-rsid="0010af34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18908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8908" officeooo:paragraph-rsid="00118908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c0c0c0" officeooo:rsid="000f256e"/>
    </style:style>
    <style:style style:name="T4" style:family="text">
      <style:text-properties fo:color="#c0c0c0" officeooo:rsid="00109caf"/>
    </style:style>
    <style:style style:name="T5" style:family="text">
      <style:text-properties fo:color="#c0c0c0" officeooo:rsid="0010af34"/>
    </style:style>
    <style:style style:name="T6" style:family="text">
      <style:text-properties fo:color="#008000"/>
    </style:style>
    <style:style style:name="T7" style:family="text">
      <style:text-properties fo:color="#008000" officeooo:rsid="000f256e"/>
    </style:style>
    <style:style style:name="T8" style:family="text">
      <style:text-properties fo:color="#008000" officeooo:rsid="00109caf"/>
    </style:style>
    <style:style style:name="T9" style:family="text">
      <style:text-properties fo:color="#008000" officeooo:rsid="0010af34"/>
    </style:style>
    <style:style style:name="T10" style:family="text">
      <style:text-properties officeooo:rsid="00109caf"/>
    </style:style>
    <style:style style:name="T11" style:family="text">
      <style:text-properties officeooo:rsid="0010af34"/>
    </style:style>
    <style:style style:name="T12" style:family="text">
      <style:text-properties officeooo:rsid="00118908"/>
    </style:style>
    <style:style style:name="T13" style:family="text">
      <style:text-properties fo:color="#000000" officeooo:rsid="0010af34"/>
    </style:style>
    <style:style style:name="T14" style:family="text">
      <style:text-properties fo:color="#000000" officeooo:rsid="001189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m</text:p>
      <text:p text:style-name="P1"/>
      <text:p text:style-name="P1">Тест: test1</text:p>
      <text:p text:style-name="P16">Тип тест<text:span text:style-name="T10">ов</text:span>: позитивны<text:span text:style-name="T10">е</text:span></text:p>
      <text:p text:style-name="P1">Описание: курсор на начало текста</text:p>
      <text:p text:style-name="P15">Входные данные: <text:span text:style-name="T10">0, 0</text:span></text:p>
      <text:p text:style-name="P2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8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8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8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8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5"/>
      <text:p text:style-name="P15">Выходные данные:</text:p>
      <text:p text:style-name="P2"><text:span text:style-name="T6">"|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8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8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8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9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n"</text:span></text:p>
      <text:p text:style-name="P1"/>
      <text:p text:style-name="P1">Тест: test2</text:p>
      <text:p text:style-name="P1">Описание: курсор на произвольный элемент в тексте</text:p>
      <text:p text:style-name="P17">Входные данные: 2, 4</text:p>
      <text:p text:style-name="P3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2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2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2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0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7">Выходные данные:</text:p>
      <text:p text:style-name="P3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2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2"><text:span text:style-name="T6">"ccc</text:span><text:span text:style-name="T2"> </text:span><text:span text:style-name="T4">|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2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0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"/>
      <text:p text:style-name="P17">Тип тестов: негативные</text:p>
      <text:p text:style-name="P1">Тест: test3</text:p>
      <text:p text:style-name="P1">Описание: курсор на несуществующую позицию в существующей строке</text:p>
      <text:p text:style-name="P17">Входные данные: 2, 12</text:p>
      <text:p text:style-name="P3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2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2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2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0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7">Выходные данные:</text:p>
      <text:p text:style-name="P3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2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2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</text:span><text:span text:style-name="T8">|</text:span><text:span text:style-name="T6">\</text:span><text:span text:style-name="T7">n</text:span><text:span text:style-name="T6">"</text:span></text:p>
      <text:p text:style-name="P12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0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"/>
      <text:p text:style-name="P1">Тест: test4</text:p>
      <text:p text:style-name="P1">Описание: курсор на несуществующую строку</text:p>
      <text:p text:style-name="P17">Входные данные: 6, 2</text:p>
      <text:p text:style-name="P3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2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2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2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0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7">Выходные данные:</text:p>
      <text:p text:style-name="P3"><text:soft-page-break/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2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2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2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0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|\</text:span><text:span text:style-name="T7">n</text:span><text:span text:style-name="T6">"</text:span></text:p>
      <text:p text:style-name="P10"><text:span text:style-name="T6"/></text:p>
      <text:p text:style-name="P1">Модуль save</text:p>
      <text:p text:style-name="P1"/>
      <text:p text:style-name="P17">Тип тестов: позитивные</text:p>
      <text:p text:style-name="P1">Тест: test1</text:p>
      <text:p text:style-name="P1">Описание: сохранение произвольного файла</text:p>
      <text:p text:style-name="P17">Входные данные:</text:p>
      <text:p text:style-name="P3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2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2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2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0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7">Выходные данные:</text:p>
      <text:p text:style-name="P3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2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2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2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0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"/>
      <text:p text:style-name="P1">Модуль: cn</text:p>
      <text:p text:style-name="P1"/>
      <text:p text:style-name="P17">Тип тестов: позитивные</text:p>
      <text:p text:style-name="P1">Тест: test1</text:p>
      <text:p text:style-name="P1">Описание: курсор не на последней строке</text:p>
      <text:p text:style-name="P17">Входные данные: 0, 0</text:p>
      <text:p text:style-name="P3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2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2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2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0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7">Выходные данные:</text:p>
      <text:p text:style-name="P12"><text:span text:style-name="T7">"bbb</text:span><text:span text:style-name="T3"> </text:span><text:span text:style-name="T7">b</text:span><text:span text:style-name="T3"> </text:span><text:span text:style-name="T7">b</text:span><text:span text:style-name="T3"> </text:span><text:span text:style-name="T7">bb\n"</text:span></text:p>
      <text:p text:style-name="P5"><text:span text:style-name="T7">"</text:span><text:span text:style-name="T8">|a</text:span><text:span text:style-name="T7">aa</text:span><text:span text:style-name="T3"> </text:span><text:span text:style-name="T7">a</text:span><text:span text:style-name="T3"> </text:span><text:span text:style-name="T7">a</text:span><text:span text:style-name="T3"> </text:span><text:span text:style-name="T7">aa\n"</text:span></text:p>
      <text:p text:style-name="P12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2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0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7">Тип тестов: негативные</text:p>
      <text:p text:style-name="P1">Тест: test2</text:p>
      <text:p text:style-name="P1">Описание: курсор на последней строке</text:p>
      <text:p text:style-name="P17">Входные данные: 4, <text:span text:style-name="T11">0</text:span></text:p>
      <text:p text:style-name="P4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3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3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3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1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8">Выходные данные:</text:p>
      <text:p text:style-name="P4"><text:span text:style-name="T6">"</text:span><text:span text:style-name="T9">Uncorrect data\n</text:span><text:span text:style-name="T6">"</text:span><text:span text:style-name="T9"> </text:span></text:p>
      <text:p text:style-name="P4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3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3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3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1"><text:span text:style-name="T6">"</text:span><text:span text:style-name="T9">|</text:span><text:span text:style-name="T6">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"/>
      <text:p text:style-name="P18">Тип тестов: положительные</text:p>
      <text:p text:style-name="P1"><text:soft-page-break/>Модуль: rch</text:p>
      <text:p text:style-name="P1"/>
      <text:p text:style-name="P1">Тест: test1</text:p>
      <text:p text:style-name="P1">Описание: справа от курсора есть символы</text:p>
      <text:p text:style-name="P18">Входные данные: 0, 0</text:p>
      <text:p text:style-name="P4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3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3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3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1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8">Выходные данные:</text:p>
      <text:p text:style-name="P4"><text:span text:style-name="T6">"</text:span><text:span text:style-name="T9">|</text:span><text:span text:style-name="T6">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3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3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3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1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8">Тип тестов: негативные</text:p>
      <text:p text:style-name="P1">Тест: test2</text:p>
      <text:p text:style-name="P1">Описание: справа от курсора нет символов</text:p>
      <text:p text:style-name="P18">Входные данные: 1, 12</text:p>
      <text:p text:style-name="P4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3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\</text:span><text:span text:style-name="T7">n</text:span><text:span text:style-name="T6">"</text:span></text:p>
      <text:p text:style-name="P13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3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1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8">Выходные данные:</text:p>
      <text:p text:style-name="P4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a\n"</text:span></text:p>
      <text:p text:style-name="P13"><text:span text:style-name="T6">"bbb</text:span><text:span text:style-name="T2"> </text:span><text:span text:style-name="T6">b</text:span><text:span text:style-name="T2"> </text:span><text:span text:style-name="T6">b</text:span><text:span text:style-name="T2"> </text:span><text:span text:style-name="T6">bb</text:span><text:span text:style-name="T9">|</text:span><text:span text:style-name="T6">\</text:span><text:span text:style-name="T7">n</text:span><text:span text:style-name="T6">"</text:span></text:p>
      <text:p text:style-name="P13"><text:span text:style-name="T6">"ccc</text:span><text:span text:style-name="T2"> </text:span><text:span text:style-name="T6">c</text:span><text:span text:style-name="T2"> </text:span><text:span text:style-name="T6">c</text:span><text:span text:style-name="T2"> </text:span><text:span text:style-name="T6">cc\</text:span><text:span text:style-name="T7">n</text:span><text:span text:style-name="T6">"</text:span></text:p>
      <text:p text:style-name="P13"><text:span text:style-name="T6">"ddd</text:span><text:span text:style-name="T2"> </text:span><text:span text:style-name="T6">d</text:span><text:span text:style-name="T2"> </text:span><text:span text:style-name="T6">d</text:span><text:span text:style-name="T2"> </text:span><text:span text:style-name="T6">dd\</text:span><text:span text:style-name="T7">n</text:span><text:span text:style-name="T6">"</text:span></text:p>
      <text:p text:style-name="P11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\</text:span><text:span text:style-name="T7">n</text:span><text:span text:style-name="T6">"</text:span></text:p>
      <text:p text:style-name="P18"/>
      <text:p text:style-name="P1">Модуль: shownumspaces</text:p>
      <text:p text:style-name="P1"/>
      <text:p text:style-name="P18">Тип тестов: позитивные </text:p>
      <text:p text:style-name="P1">Тест: test1</text:p>
      <text:p text:style-name="P1">Описание: на вход подаётся текст, содержащий строки с пробелами, пустые строки, строки без пробелов</text:p>
      <text:p text:style-name="P18">Входные данные:</text:p>
      <text:p text:style-name="P6"><text:span text:style-name="T6">"aaa</text:span><text:span text:style-name="T2"> </text:span><text:span text:style-name="T6">a</text:span><text:span text:style-name="T2"> </text:span><text:span text:style-name="T6">a</text:span><text:span text:style-name="T2"> </text:span><text:span text:style-name="T6">a</text:span><text:span text:style-name="T2"> </text:span><text:span text:style-name="T6">n</text:span><text:span text:style-name="T2"> </text:span><text:span text:style-name="T6">a\n"</text:span></text:p>
      <text:p text:style-name="P7"><text:span text:style-name="T6">"bbb</text:span><text:span text:style-name="T9">\n</text:span><text:span text:style-name="T6">"</text:span></text:p>
      <text:p text:style-name="P7"><text:span text:style-name="T6">"</text:span><text:span text:style-name="T2"> <text:s text:c="3"/></text:span><text:span text:style-name="T5">\n</text:span><text:span text:style-name="T6">"</text:span></text:p>
      <text:p text:style-name="P7"><text:span text:style-name="T6">"</text:span><text:span text:style-name="T9">\n</text:span><text:span text:style-name="T6">"</text:span></text:p>
      <text:p text:style-name="P7"><text:span text:style-name="T6">"eee</text:span><text:span text:style-name="T2"> </text:span><text:span text:style-name="T6">e</text:span><text:span text:style-name="T2"> </text:span><text:span text:style-name="T6">e</text:span><text:span text:style-name="T2"> </text:span><text:span text:style-name="T6">ee</text:span><text:span text:style-name="T9">\n</text:span><text:span text:style-name="T6">"</text:span></text:p>
      <text:p text:style-name="P19"><text:span text:style-name="T13">В</text:span><text:span text:style-name="T14">ыходные</text:span><text:span text:style-name="T13"> данные:</text:span></text:p>
      <text:p text:style-name="P20"><text:span text:style-name="T13">5</text:span></text:p>
      <text:p text:style-name="P20"><text:span text:style-name="T13">0</text:span></text:p>
      <text:p text:style-name="P20"><text:span text:style-name="T13">4</text:span></text:p>
      <text:p text:style-name="P20"><text:span text:style-name="T13">0</text:span></text:p>
      <text:p text:style-name="P20"><text:span text:style-name="T13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07:42:33.260783104</meta:creation-date>
    <dc:date>2021-05-31T13:26:07.502401882</dc:date>
    <meta:editing-duration>PT10M5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154" meta:word-count="557" meta:character-count="2525" meta:non-whitespace-character-count="2117"/>
  </office:meta>
</office:document-meta>
</file>